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an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Hidden</text:span> flag of the Panel. When the Widget is inside the Panel, then its left and top coordinates are relative to the left and top of the Panel, which means that when the Panel is moved, all the Widgets inside it are also moved. Widgets are added to the Panel via the <text:span text:style-name="T1">Widgets Structure</text:span> panel using drag and drop.</text:p>

            
                <text:list xml:id="list_Panel2" text:continue-numbering="true" text:continue-list="list_Pan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ane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Panel4" text:continue-numbering="true" text:continue-list="list_Panel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Panel5" text:continue-numbering="true" text:continue-list="list_Panel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Panel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anel7" text:continue-numbering="true" text:continue-list="list_Pane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Panel8" text:continue-numbering="true" text:continue-list="list_Pane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Panel9" text:continue-numbering="true" text:continue-list="list_Pane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anel10" text:continue-numbering="true" text:continue-list="list_Panel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Panel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Panel12" text:continue-numbering="true" text:continue-list="list_Panel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anel13" text:continue-numbering="true" text:continue-list="list_Panel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Panel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Panel15" text:continue-numbering="true" text:continue-list="list_Panel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anel16" text:continue-numbering="true" text:continue-list="list_Panel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Panel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Panel18" text:continue-numbering="true" text:continue-list="list_Panel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anel19" text:continue-numbering="true" text:continue-list="list_Panel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Panel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anel21" text:continue-numbering="true" text:continue-list="list_Panel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anel22" text:continue-numbering="true" text:continue-list="list_Panel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Panel23" text:continue-numbering="true" text:continue-list="list_Panel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Panel24" text:continue-numbering="true" text:continue-list="list_Panel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Panel25" text:continue-numbering="true" text:continue-list="list_Panel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Panel26" text:continue-numbering="true" text:continue-list="list_Panel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Panel27" text:continue-numbering="true" text:continue-list="list_Panel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Panel28" text:continue-numbering="true" text:continue-list="list_Panel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Panel29" text:continue-numbering="true" text:continue-list="list_Panel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Panel30" text:continue-numbering="true" text:continue-list="list_Panel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Panel31" text:continue-numbering="true" text:continue-list="list_Panel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Panel32" text:continue-numbering="true" text:continue-list="list_Panel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Panel33" text:continue-numbering="true" text:continue-list="list_Panel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Panel34" text:continue-numbering="true" text:continue-list="list_Panel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Panel35" text:continue-numbering="true" text:continue-list="list_Panel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Panel36" text:continue-numbering="true" text:continue-list="list_Panel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Panel37" text:continue-numbering="true" text:continue-list="list_Panel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Panel38" text:continue-numbering="true" text:continue-list="list_Panel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Panel39" text:continue-numbering="true" text:continue-list="list_Panel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Panel40" text:continue-numbering="true" text:continue-list="list_Panel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Panel41" text:continue-numbering="true" text:continue-list="list_Panel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Panel42" text:continue-numbering="true" text:continue-list="list_Panel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Panel43" text:continue-numbering="true" text:continue-list="list_Panel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Panel44" text:continue-numbering="true" text:continue-list="list_Panel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Panel45" text:continue-numbering="true" text:continue-list="list_Panel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Panel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Panel47" text:continue-numbering="true" text:continue-list="list_Panel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Panel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Panel49" text:continue-numbering="true" text:continue-list="list_Panel4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Panel5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Panel51" text:continue-numbering="true" text:continue-list="list_Panel4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Panel5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Panel53" text:continue-numbering="true" text:continue-list="list_Panel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Panel54" text:continue-numbering="true" text:continue-list="list_Panel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Panel55" text:continue-numbering="true" text:continue-list="list_Panel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Panel56" text:continue-numbering="true" text:continue-list="list_Panel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Panel57" text:continue-numbering="true" text:continue-list="list_Panel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Panel58" text:continue-numbering="true" text:continue-list="list_Panel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Panel59" text:continue-numbering="true" text:continue-list="list_Panel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anel60" text:continue-numbering="true" text:continue-list="list_Panel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anel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anel62" text:continue-numbering="true" text:continue-list="list_Panel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anel63" text:continue-numbering="true" text:continue-list="list_Panel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anel64" text:continue-numbering="true" text:continue-list="list_Panel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